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d som sker och händer i .NET</text:p>
      <text:p text:style-name="Standard"/>
      <text:p text:style-name="Standard">1.Twitter (dotnet, shanselman, entity framework, pontwitt, drunkvs, visualstudio etc..)</text:p>
      <text:p text:style-name="Standard"/>
      <text:list xml:id="list4188905835770057239" text:style-name="L2">
        <text:list-item>
          <text:p text:style-name="P1">Podcasts (DotNetRock)</text:p>
        </text:list-item>
      </text:list>
      <text:p text:style-name="Standard"/>
      <text:p text:style-name="Standard"/>
      <text:p text:style-name="Standard">Gratis privata Git repo</text:p>
      <text:p text:style-name="Standard"/>
      <text:p text:style-name="Standard">GitLab</text:p>
      <text:p text:style-name="Standard">BitBucket</text:p>
      <text:p text:style-name="Standard"/>
      <text:p text:style-name="Standard"/>
      <text:p text:style-name="Standard">MVC – Views</text:p>
      <text:p text:style-name="Standard"/>
      <text:p text:style-name="Standard">Layoutfil kan ha flera layoutfiler.</text:p>
      <text:p text:style-name="Standard"/>
      <text:p text:style-name="Standard">ViewImports</text:p>
      <text:p text:style-name="Standard">Lägga alla imports, nås <text:s/>i hela applikationen.</text:p>
      <text:p text:style-name="Standard"/>
      <text:p text:style-name="Standard">ViewStart</text:p>
      <text:p text:style-name="Standard">Sätta direktiv sin ska ärvas. Ex. Vilken layout</text:p>
      <text:p text:style-name="Standard">Går att overrerida i en vy</text:p>
      <text:p text:style-name="Standard"/>
      <text:p text:style-name="Standard"/>
      <text:p text:style-name="Standard">Partiella vyer (Widgets) återanvändbart</text:p>
      <text:p text:style-name="Standard">partiella vyer kan innehålla partiella vyer.</text:p>
      <text:p text:style-name="Standard">Skiljer sig egentligne inget från en vanlig vy.</text:p>
      <text:p text:style-name="Standard"/>
      <text:p text:style-name="Standard">Ex upprepa loginruta.</text:p>
      <text:p text:style-name="Standard"/>
      <text:p text:style-name="Standard">Börjar med underscore, ligger i Shared mappen.</text:p>
      <text:p text:style-name="Standard"/>
      <text:p text:style-name="Standard">Validering på klienten (javascript)</text:p>
      <text:p text:style-name="Standard">Lägga till 3 javascript, som sköter valideringen som finns på serversidan, på klientsidan.</text:p>
      <text:p text:style-name="Standard"/>
      <text:p text:style-name="Standard"/>
      <text:p text:style-name="Standard">MVC Checklist <text:s/>- kolla slide</text:p>
      <text:p text:style-name="Standard"/>
      <text:p text:style-name="Standard">Komplexa vy-modeller – kolla slide</text:p>
      <text:p text:style-name="Standard">kan innehålla andra modeller som propp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7T09:51:23.13</meta:creation-date>
    <meta:generator>OpenOffice/4.1.3$Win32 OpenOffice.org_project/413m1$Build-9783</meta:generator>
    <dc:date>2017-07-17T16:46:19.48</dc:date>
    <dc:creator>Niklas Johansson</dc:creator>
    <meta:editing-duration>PT6H54M44S</meta:editing-duration>
    <meta:editing-cycles>21</meta:editing-cycles>
    <meta:document-statistic meta:table-count="0" meta:image-count="0" meta:object-count="0" meta:page-count="1" meta:paragraph-count="23" meta:word-count="117" meta:character-count="788"/>
  </office:meta>
</office:document-meta>
</file>